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1864" calcext:value-type="float">
            <text:p>56.0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2007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8128" calcext:value-type="float">
            <text:p>55.8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1384" calcext:value-type="float">
            <text:p>56.0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200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9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0712" calcext:value-type="float">
            <text:p>56.7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8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0168" calcext:value-type="float">
            <text:p>56.9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8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0752" calcext:value-type="float">
            <text:p>57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8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976" calcext:value-type="float">
            <text:p>56.9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7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976" calcext:value-type="float">
            <text:p>56.9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7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7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7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7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7696" calcext:value-type="float">
            <text:p>54.7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6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6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0312" calcext:value-type="float">
            <text:p>53.5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6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9472" calcext:value-type="float">
            <text:p>54.4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2488" calcext:value-type="float">
            <text:p>52.6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501</text:p>
          </table:table-cell>
          <table:table-cell office:value-type="string" calcext:value-type="string">
            <text:p>TWDB:1109501</text:p>
          </table:table-cell>
          <table:table-cell office:value-type="string" calcext:value-type="string">
            <text:p>196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4488" calcext:value-type="float">
            <text:p>53.4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